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BookmanOldStyle" svg:font-family="BookmanOldStyle" style:font-family-generic="roman"/>
    <style:font-face style:name="BookmanOldStyle-Italic" svg:font-family="BookmanOldStyle-Italic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text-autospace="none"/>
      <style:text-properties style:font-name="Arial" fo:font-size="22.5pt" style:font-name-asian="BookmanOldStyle" style:font-size-asian="22.5pt" style:font-name-complex="BookmanOldStyle" style:font-size-complex="22.5pt"/>
    </style:style>
    <style:style style:name="P2" style:family="paragraph" style:parent-style-name="Standard">
      <style:paragraph-properties fo:text-align="center" style:justify-single-word="false" style:text-autospace="none"/>
      <style:text-properties style:font-name="Arial" fo:font-size="11.5pt" style:font-name-asian="BookmanOldStyle" style:font-size-asian="11.5pt" style:font-name-complex="BookmanOldStyle" style:font-size-complex="11.5pt"/>
    </style:style>
    <style:style style:name="P3" style:family="paragraph" style:parent-style-name="Standard">
      <style:paragraph-properties fo:text-align="center" style:justify-single-word="false" style:text-autospace="none"/>
      <style:text-properties style:font-name="Arial" fo:font-size="11.5pt" fo:font-weight="normal" officeooo:rsid="00067866" officeooo:paragraph-rsid="00067866" style:font-name-asian="BookmanOldStyle" style:font-size-asian="10.0500001907349pt" style:font-weight-asian="normal" style:font-name-complex="BookmanOldStyle" style:font-size-complex="11.5pt" style:font-weight-complex="normal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Arial" fo:font-size="11.5pt" fo:font-weight="normal" officeooo:rsid="0007de76" officeooo:paragraph-rsid="0007de76" style:font-name-asian="BookmanOldStyle" style:font-size-asian="10.0500001907349pt" style:font-weight-asian="normal" style:font-name-complex="BookmanOldStyle" style:font-size-complex="11.5pt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Arial" fo:font-size="11.5pt" fo:font-weight="normal" officeooo:rsid="0008b06b" officeooo:paragraph-rsid="0008b06b" style:font-name-asian="BookmanOldStyle" style:font-size-asian="10.0500001907349pt" style:font-weight-asian="normal" style:font-name-complex="BookmanOldStyle" style:font-size-complex="11.5pt" style:font-weight-complex="normal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Arial" fo:font-size="10.5pt" style:font-name-asian="BookmanOldStyle" style:font-size-asian="10.5pt" style:font-name-complex="BookmanOldStyle" style:font-size-complex="10.5pt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Arial" fo:font-size="10.5pt" officeooo:rsid="0006d299" officeooo:paragraph-rsid="0006d299" style:font-name-asian="BookmanOldStyle" style:font-size-asian="10.5pt" style:font-name-complex="BookmanOldStyle" style:font-size-complex="10.5pt"/>
    </style:style>
    <style:style style:name="P8" style:family="paragraph" style:parent-style-name="Standard">
      <style:paragraph-properties fo:text-align="center" style:justify-single-word="false" style:text-autospace="none"/>
      <style:text-properties style:font-name="Arial" fo:font-size="22pt" fo:font-weight="normal" officeooo:rsid="00067866" officeooo:paragraph-rsid="00067866" style:font-name-asian="BookmanOldStyle" style:font-size-asian="22pt" style:font-weight-asian="normal" style:font-name-complex="BookmanOldStyle" style:font-size-complex="22pt" style:font-weight-complex="normal"/>
    </style:style>
    <style:style style:name="P9" style:family="paragraph" style:parent-style-name="Standard" style:list-style-name="L1">
      <style:paragraph-properties fo:text-align="start" style:justify-single-word="false" style:text-autospace="none"/>
      <style:text-properties style:font-name="Arial" fo:font-size="10.5pt" style:font-name-asian="BookmanOldStyle" style:font-size-asian="10.5pt" style:font-name-complex="BookmanOldStyle" style:font-size-complex="10.5pt"/>
    </style:style>
    <style:style style:name="P10" style:family="paragraph" style:parent-style-name="Standard" style:list-style-name="L3">
      <style:paragraph-properties fo:text-align="start" style:justify-single-word="false" style:text-autospace="none"/>
      <style:text-properties style:font-name="Arial" fo:font-size="10.5pt" style:font-name-asian="BookmanOldStyle" style:font-size-asian="10.5pt" style:font-name-complex="BookmanOldStyle" style:font-size-complex="10.5pt"/>
    </style:style>
    <style:style style:name="P11" style:family="paragraph" style:parent-style-name="Standard" style:list-style-name="L2">
      <style:paragraph-properties fo:text-align="start" style:justify-single-word="false" style:text-autospace="none"/>
      <style:text-properties style:font-name="Arial" fo:font-size="10.5pt" fo:font-style="normal" fo:font-weight="normal" style:font-name-asian="BookmanOldStyle-Italic" style:font-size-asian="10.5pt" style:font-style-asian="normal" style:font-weight-asian="normal" style:font-name-complex="BookmanOldStyle-Italic" style:font-size-complex="10.5pt" style:font-style-complex="normal" style:font-weight-complex="normal"/>
    </style:style>
    <style:style style:name="P12" style:family="paragraph" style:parent-style-name="Standard" style:list-style-name="L2">
      <style:paragraph-properties style:text-autospace="none"/>
      <style:text-properties style:font-name="Arial" fo:font-size="10.5pt" fo:font-style="normal" fo:font-weight="normal" style:font-name-asian="BookmanOldStyle-Italic" style:font-size-asian="10.5pt" style:font-style-asian="normal" style:font-weight-asian="normal" style:font-name-complex="BookmanOldStyle-Italic" style:font-size-complex="10.5pt" style:font-style-complex="normal" style:font-weight-complex="normal"/>
    </style:style>
    <style:style style:name="P13" style:family="paragraph" style:parent-style-name="Standard" style:list-style-name="L4">
      <style:paragraph-properties fo:text-align="start" style:justify-single-word="false" style:text-autospace="none"/>
      <style:text-properties style:font-name="Arial" fo:font-size="11.5pt" fo:font-weight="normal" officeooo:rsid="0007de76" officeooo:paragraph-rsid="0007de76" style:font-name-asian="BookmanOldStyle" style:font-size-asian="10.0500001907349pt" style:font-weight-asian="normal" style:font-name-complex="BookmanOldStyle" style:font-size-complex="11.5pt" style:font-weight-complex="normal"/>
    </style:style>
    <style:style style:name="P14" style:family="paragraph" style:parent-style-name="Standard">
      <style:paragraph-properties fo:text-align="start" style:justify-single-word="false" style:text-autospace="none"/>
      <style:text-properties style:font-name="Arial" fo:font-size="11.5pt" fo:font-weight="normal" officeooo:rsid="00092df0" officeooo:paragraph-rsid="00092df0" style:font-name-asian="BookmanOldStyle" style:font-size-asian="10.0500001907349pt" style:font-weight-asian="normal" style:font-name-complex="BookmanOldStyle" style:font-size-complex="11.5pt" style:font-weight-complex="normal"/>
    </style:style>
    <style:style style:name="P15" style:family="paragraph" style:parent-style-name="Standard" style:list-style-name="L5">
      <style:paragraph-properties fo:text-align="start" style:justify-single-word="false" style:text-autospace="none"/>
      <style:text-properties style:font-name="Arial" fo:font-size="11.5pt" fo:font-weight="normal" officeooo:rsid="00092df0" officeooo:paragraph-rsid="00092df0" style:font-name-asian="BookmanOldStyle" style:font-size-asian="10.0500001907349pt" style:font-weight-asian="normal" style:font-name-complex="BookmanOldStyle" style:font-size-complex="11.5pt" style:font-weight-complex="normal"/>
    </style:style>
    <style:style style:name="P16" style:family="paragraph" style:parent-style-name="Standard" style:list-style-name="L5">
      <style:paragraph-properties fo:text-align="start" style:justify-single-word="false" style:text-autospace="none"/>
      <style:text-properties style:font-name="Arial" fo:font-size="11.5pt" fo:font-weight="normal" officeooo:rsid="000b0a45" officeooo:paragraph-rsid="000b0a45" style:font-name-asian="BookmanOldStyle" style:font-size-asian="10.0500001907349pt" style:font-weight-asian="normal" style:font-name-complex="BookmanOldStyle" style:font-size-complex="11.5pt" style:font-weight-complex="normal"/>
    </style:style>
    <style:style style:name="P17" style:family="paragraph" style:parent-style-name="Standard">
      <style:paragraph-properties fo:text-align="start" style:justify-single-word="false" style:text-autospace="none"/>
      <style:text-properties style:font-name="Arial" fo:font-size="11.5pt" fo:font-weight="normal" officeooo:rsid="000b0a45" officeooo:paragraph-rsid="000b0a45" style:font-name-asian="BookmanOldStyle" style:font-size-asian="10.0500001907349pt" style:font-weight-asian="normal" style:font-name-complex="BookmanOldStyle" style:font-size-complex="11.5pt" style:font-weight-complex="normal"/>
    </style:style>
    <style:style style:name="P18" style:family="paragraph" style:parent-style-name="Standard">
      <style:paragraph-properties fo:text-align="start" style:justify-single-word="false" style:text-autospace="none"/>
      <style:text-properties style:font-name="Arial" fo:font-size="11.5pt" fo:font-weight="normal" officeooo:rsid="0010b340" officeooo:paragraph-rsid="0010b340" style:font-name-asian="BookmanOldStyle" style:font-size-asian="10.0500001907349pt" style:font-weight-asian="normal" style:font-name-complex="BookmanOldStyle" style:font-size-complex="11.5pt" style:font-weight-complex="normal"/>
    </style:style>
    <style:style style:name="P19" style:family="paragraph" style:parent-style-name="Standard">
      <style:paragraph-properties fo:text-align="start" style:justify-single-word="false" style:text-autospace="none"/>
      <style:text-properties style:font-name="Arial" fo:font-size="11.5pt" fo:font-weight="normal" officeooo:rsid="00110290" officeooo:paragraph-rsid="00110290" style:font-name-asian="BookmanOldStyle" style:font-size-asian="10.0500001907349pt" style:font-weight-asian="normal" style:font-name-complex="BookmanOldStyle" style:font-size-complex="11.5pt" style:font-weight-complex="normal"/>
    </style:style>
    <style:style style:name="P20" style:family="paragraph" style:parent-style-name="Standard">
      <style:paragraph-properties fo:text-align="start" style:justify-single-word="false" style:text-autospace="none"/>
      <style:text-properties style:font-name="Arial" fo:font-size="11.5pt" fo:font-weight="bold" officeooo:rsid="00092df0" officeooo:paragraph-rsid="00092df0" style:font-name-asian="BookmanOldStyle" style:font-size-asian="10.0500001907349pt" style:font-weight-asian="bold" style:font-name-complex="BookmanOldStyle" style:font-size-complex="11.5pt" style:font-weight-complex="bold"/>
    </style:style>
    <style:style style:name="T1" style:family="text">
      <style:text-properties officeooo:rsid="0006d299"/>
    </style:style>
    <style:style style:name="T2" style:family="text">
      <style:text-properties officeooo:rsid="000b0a4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bc675"/>
    </style:style>
    <style:style style:name="T5" style:family="text">
      <style:text-properties officeooo:rsid="0012d1e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alyzing Password Strength</text:p>
      <text:p text:style-name="P2">Martin M.A. Devillers</text:p>
      <text:p text:style-name="P2">Juli 2010</text:p>
      <text:p text:style-name="P2"/>
      <text:list xml:id="list7014427354834057133" text:style-name="L1">
        <text:list-item>
          <text:p text:style-name="P9">betrachten große Datenbank von nutzergenerierten Passwörtern</text:p>
        </text:list-item>
        <text:list-item>
          <text:p text:style-name="P9">stellen eigenes Modell zur Bestimmung der PW-Stärke vor</text:p>
        </text:list-item>
        <text:list-item>
          <text:p text:style-name="P9">überprüfen mit diesem Modell die Passwortdatenbank</text:p>
          <text:list>
            <text:list-item>
              <text:p text:style-name="P9">über 90% der PW sind sehr unsicher</text:p>
            </text:list-item>
          </text:list>
        </text:list-item>
      </text:list>
      <text:p text:style-name="P6"/>
      <text:p text:style-name="P6">Dataset besteht aus ca. 32 Millionen unverschlüsselten Passwörtern. <text:s/><text:span text:style-name="T1">[1]</text:span></text:p>
      <text:p text:style-name="P6">Zuerst wurde Häufigkeit aller Zeichen analysiert</text:p>
      <text:p text:style-name="P6">Dann Pws einzeln betrachtet und ind Kategorien unterteilt:</text:p>
      <text:list xml:id="list1306450424495227371" text:style-name="L2">
        <text:list-item>
          <text:p text:style-name="P11">Lowercase</text:p>
        </text:list-item>
        <text:list-item>
          <text:p text:style-name="P11">Uppercase</text:p>
        </text:list-item>
        <text:list-item>
          <text:p text:style-name="P11">Digits</text:p>
        </text:list-item>
        <text:list-item>
          <text:p text:style-name="P12">Symbols</text:p>
        </text:list-item>
        <text:list-item>
          <text:p text:style-name="P12">Unicode</text:p>
        </text:list-item>
      </text:list>
      <text:p text:style-name="P6"/>
      <text:p text:style-name="P6">Ergebnis: 42% der PW sind Lowercase, 33% Lowercase+Digit, 16% Digit und 9% Other</text:p>
      <text:p text:style-name="P6"/>
      <text:p text:style-name="P6">N-Gram Analyse: jede mögliche Kombination von Buchstaben eines jeden PW wurde extrahiert.</text:p>
      <text:p text:style-name="P6"/>
      <text:p text:style-name="P6">Password Checker: </text:p>
      <text:list xml:id="list7268376110976794965" text:style-name="L3">
        <text:list-item>
          <text:p text:style-name="P10">Analyse der Passwortlänge</text:p>
        </text:list-item>
        <text:list-item>
          <text:p text:style-name="P10">Passwort wird mit Passwortliste verglichen und auf Muster überprüft (sind Wörter enthalten? Stellen Zahlen Jahrezahlen etc dar? Treten Symbole nacheinander auf oder vereinzelt?</text:p>
        </text:list-item>
        <text:list-item>
          <text:p text:style-name="P10">Trigramanalyse des Passworts</text:p>
        </text:list-item>
      </text:list>
      <text:p text:style-name="P6"/>
      <text:p text:style-name="P6">Anwenden des Passwort Checkers auf die Passwortdatenbank</text:p>
      <text:p text:style-name="P6"/>
      <text:p text:style-name="P6"/>
      <text:p text:style-name="P6"/>
      <text:p text:style-name="P7">[1] Siegler, M.G. One Of The 32 Million With A RockYou Account? You May Want To Change All Your Passwords. Like Now. TechCrunch. [Online] TechCrunch, December 14, 2009. [Cited: Februari 16, 2010.] http://techcrunch.com/2009/12/14/rockyou-hacked/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8">Do Strong Web Passwords Accomplish Anything?</text:p>
      <text:p text:style-name="P3">Dinei Flor encio, Cormac Herley, Baris Coskun</text:p>
      <text:p text:style-name="P3">2007</text:p>
      <text:p text:style-name="P3"/>
      <text:p text:style-name="P3"/>
      <text:list xml:id="list6646086635117757892" text:style-name="L4">
        <text:list-item>
          <text:p text:style-name="P13">finden die traditionelle Anweisung, das Nutzer möglichst lange PW wählen sollen, veraltet</text:p>
        </text:list-item>
        <text:list-item>
          <text:p text:style-name="P13">starke PW schützen auch nicht vor Angriffen wie Phishing oder Keyloggin</text:p>
        </text:list-item>
        <text:list-item>
          <text:p text:style-name="P13">solange die "three strikes" Regel gilt, sind auch 20 bit PW sicher gegen brute-force <text:s/>Angriffe auf einzelne Accounts (online) </text:p>
        </text:list-item>
        <text:list-item>
          <text:p text:style-name="P13">kleinen Institutionen erscheint es wenig relevant besonders starke PW zu wählen</text:p>
        </text:list-item>
        <text:list-item>
          <text:p text:style-name="P13">es erscheint besser die Länge der UserIDs zu vergrößern, statt die der PW</text:p>
        </text:list-item>
      </text:list>
      <text:p text:style-name="P4"/>
      <text:p text:style-name="P5">Mgl, um an Logindaten eines Nutzers zu gelangen:</text:p>
      <text:p text:style-name="P5">1. Phishing </text:p>
      <text:p text:style-name="P5">2. Keylogging </text:p>
      <text:p text:style-name="P5">3. Brute-force Attacke auf den Nutzer Account (angenommen Angreifer weiß den Benutzernamen) </text:p>
      <text:p text:style-name="P5">4. Bulk Guessing Attacke auf Accounts der Institution </text:p>
      <text:p text:style-name="P5">5. Spezielles Wissen oder Zugriff: </text:p>
      <text:p text:style-name="P5"><text:tab/>(a) Raten basierend auf Informationen über dn Nutzern </text:p>
      <text:p text:style-name="P5"><text:tab/>(b) Shoulder Surfing </text:p>
      <text:p text:style-name="P5"><text:tab/>(c) Zugriff zu einem PC, auf dem Password auto-fill aktiviert ist oder ein Password <text:tab/> <text:s text:c="5"/><text:tab/> <text:s text:c="4"/>manager installiert ist</text:p>
      <text:p text:style-name="P5"/>
      <text:p text:style-name="P14"/>
      <text:p text:style-name="P20">Angriffszenarios:</text:p>
      <text:list xml:id="list78782445882239584" text:style-name="L5">
        <text:list-item>
          <text:p text:style-name="P15"><text:span text:style-name="T3">Brute-force Angriffe</text:span> werden leicht erkannt und m.H. der "three strikes" Regel extrem ausgebremst. <text:span text:style-name="T2">(termporäre Sperrung des Accounts). Anzahl der e</text:span>rfolgreiche<text:span text:style-name="T2">n</text:span> und fehlgeschlagene<text:span text:style-name="T2">n</text:span> Loginversuche k<text:span text:style-name="T2">ann</text:span> <text:span text:style-name="T2">ebenfalls betrachtet und somit auf Missbrauch geschlossen werden (permanente Sperrung)</text:span></text:p>
        </text:list-item>
        <text:list-item>
          <text:p text:style-name="P16"><text:span text:style-name="T3">Bulk guessing Angriff</text:span> auf alle Accounts <text:span text:style-name="T4">werden nur schwer bis gar nicht erkannt (sofern diese von verschiedenen IP's ausgehen). Bsp.: Angriff auf Bank mit 10 Mio bekannten UserIDs, jeweils geschützt mit 6 stelliger PIN. (10^6 = 1 000 000 versch. PW; also haben durchschnittlich 10 User die gleiche PIN). Statt pro User ID alle möglichen PW zu testen, wird ein PW generiert, dass bei allen 10 Mio Usern getestet wird.</text:span></text:p>
        </text:list-item>
      </text:list>
      <text:p text:style-name="P17"/>
      <text:p text:style-name="P18">Vorschlag: UserID ver<text:span text:style-name="T5">größern (</text:span>aber kurze Passwörter beibehalten<text:span text:style-name="T5">), sodass eine größere Spanne entsteht und sich der Anteil, der wirklich gültigen UserIDs verringert.</text:span></text:p>
      <text:p text:style-name="P18">Vorteil: zu durchsuchender Schlüsselraum vergrößert sich</text:p>
      <text:p text:style-name="P18">Nachteil: User muss sich zwar kein längeres PW merken, aber dafür längere UserID</text:p>
      <text:p text:style-name="P18"/>
      <text:p text:style-name="P19">Lösung: kurze Passwörter beibehalten, aber fehlerhafte Loginversuche weiter beschränken.</text:p>
      <text:p text:style-name="P19">Bsp. 3 mal falsch – 12 bis 24 Stunden gesperrt. Erneut 3 x falsch – Sperrzeit erhöht sich drastisch.</text:p>
      <text:p text:style-name="P19">Ebenfalls können die Loginversuche pro IP beschränkt werden <text:span text:style-name="T5">und mehrfache Fehlversuche bedeuten Loginsperre der IP.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BookmanOldStyle" svg:font-family="BookmanOldStyle" style:font-family-generic="roman"/>
    <style:font-face style:name="BookmanOldStyle-Italic" svg:font-family="BookmanOldStyle-Italic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38S</meta:editing-duration>
    <meta:editing-cycles>13</meta:editing-cycles>
    <meta:generator>LibreOffice/4.1.3.2$Linux_x86 LibreOffice_project/410m0$Build-2</meta:generator>
    <dc:date>2014-04-14T15:45:24.156809166</dc:date>
    <dc:creator>Chris </dc:creator>
    <meta:document-statistic meta:table-count="0" meta:image-count="0" meta:object-count="0" meta:page-count="2" meta:paragraph-count="49" meta:word-count="509" meta:character-count="3519" meta:non-whitespace-character-count="3047"/>
    <meta:user-defined meta:name="Info 1"/>
    <meta:user-defined meta:name="Info 2"/>
    <meta:user-defined meta:name="Info 3"/>
    <meta:user-defined meta:name="Info 4"/>
  </office:meta>
</office:document-meta>
</file>